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Standard" style:list-style-name="L3">
      <style:paragraph-properties fo:text-align="start" style:justify-single-word="false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MINAS GERAIS</text:p>
      <text:p text:style-name="P1">ALGORITMOS E ESTRUTURAS DE DADOS I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P 3</text:p>
      <text:p text:style-name="P1"/>
      <text:p text:style-name="P1"/>
      <text:p text:style-name="P1"/>
      <text:p text:style-name="P1"/>
      <text:p text:style-name="P1"/>
      <text:p text:style-name="P1"/>
      <text:p text:style-name="P3">THALIA DE ALMEIDA MAGALHÃES CAMPOLIN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><text:soft-page-break/></text:p>
      <text:list xml:id="list1955426822" text:style-name="L1">
        <text:list-item>
          <text:p text:style-name="P5">Introdução</text:p>
        </text:list-item>
      </text:list>
      <text:p text:style-name="P4"/>
      <text:p text:style-name="P4">O problema apresentado é um tratamento de expressões booleanas.</text:p>
      <text:p text:style-name="P4"/>
      <text:p text:style-name="P4">Expressões booleanas são formas de definir um resultado True (Verdadeiro) ou False (Falso), geralmente representados por 1 e 0, respectivamente. Esses valores são chamados de variáveis booleanas. A composição dessas expressões são relações entre valores T e F, utilizando operados lógicos and, or, xor(exclusive or), nand (not and) and implication.</text:p>
      <text:p text:style-name="P4"/>
      <text:p text:style-name="P4">Para o tratamento dessas expressoes que é necessário realizar uma contagem das formas em que se é possível colocar parênteses nessas expressões booleanas. A colocação de parênteses deve sempre retornar um valor True para toda a expressão.</text:p>
      <text:p text:style-name="P4"/>
      <text:p text:style-name="P4">Para a solução do problema foi realizado o método de programação dinâmica, que consiste em uma recursividade inteligente, a partir de uma sub-estrutura ótima, e uma sobreposição dos subproblemas.</text:p>
      <text:p text:style-name="P4"/>
      <text:p text:style-name="P4"/>
      <text:p text:style-name="P4"/>
      <text:p text:style-name="P4"/>
      <text:p text:style-name="P4"/>
      <text:list xml:id="list1513930302" text:style-name="L2">
        <text:list-item>
          <text:p text:style-name="P6">Modelagem e Solução</text:p>
        </text:list-item>
      </text:list>
      <text:p text:style-name="P4"/>
      <text:p text:style-name="P4">A forma em que o problema foi solucinado utiliza a biblioteca de C &lt;stdbool.h&gt;. <text:s/></text:p>
      <text:p text:style-name="P4"/>
      <text:p text:style-name="P4">O primeiro teste é realizado em toda a expressão, colocando um parênteses que a englobe por inteiro. Caso o resultado de toda a expressão seja True, é contabilizada a primeira forma de colocar os parênteses.</text:p>
      <text:p text:style-name="P4"/>
      <text:p text:style-name="P4">Em seguida, até que acabe o problema, é selecionado uma subexpressão, que será definida por variáveis booleanas separadas por um operador, ao redor da qual serão colocados parênteses. <text:s/>Então é selecionada, a partir da primeira variável, uma forma de englobar a primeira e a segunda variável, e depois uma forma de englobar a primeira, a segunda e a terceira variável, e isso se repetirá até a variável “n” final. Então a mesma seleção é feita a partir da segunda variável, que engloba a segunda e a terceira e assim por diante. A cada subexpressão formada, é realizada a operação na expressão completa e caso o resultado seja True, é feita a contabilização no número de formas possível de acrescerntar parênteses. </text:p>
      <text:p text:style-name="P4"/>
      <text:p text:style-name="P4">Um exemplo de entrada genérico pode ser dado por:</text:p>
      <text:p text:style-name="P8">2 // Número i de instâncias</text:p>
      <text:p text:style-name="P8">not False or False and True // Expressão booleana Exp1 da instância 1</text:p>
      <text:p text:style-name="P8">True and not True and True // Expressão booleana Exp2 da instância 2</text:p>
      <text:p text:style-name="P9">Por isso, os operandos precisaram ser transformados em operandos da linguagem C, como no exemplo acima, o <text:span text:style-name="T4">not</text:span> foi lido e traduzido para <text:span text:style-name="T3">!</text:span>, o <text:span text:style-name="T3">or </text:span>para<text:span text:style-name="T3"> || </text:span>e o <text:span text:style-name="T3">and</text:span> para <text:span text:style-name="T3">&amp;&amp;</text:span>.</text:p>
      <text:p text:style-name="P4"/>
      <text:p text:style-name="P4"/>
      <text:list xml:id="list397373197" text:style-name="L3">
        <text:list-item>
          <text:p text:style-name="P7">Complexidade</text:p>
          <text:p text:style-name="P7">3.1. Complexidade Espacial</text:p>
          <text:p text:style-name="P7">3.2. Complexidade em Tempo</text:p>
        </text:list-item>
      </text:list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04074825" text:continue-numbering="true" text:style-name="L3">
        <text:list-item>
          <text:p text:style-name="P7">Conclusão</text:p>
          <text:p text:style-name="P7"/>
          <text:p text:style-name="P7">É possível perceber que a importância desse problema é devido à diferença de resultado que os parênteses, em ordem diferentes na mesma expressão, realizam no resultado da mesma como True ou como False.</text:p>
          <text:p text:style-name="P7">Para a análise de entradas de problemas com algoritmos booleanos é de extrema importância para que o resultado não seja equivocado, levando a conclusões erradas. Tanto as entradas, como o tratamento das mesmas, devem ser feitos de forma cuidados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lia </meta:initial-creator>
    <meta:creation-date>2012-05-16T23:44:36</meta:creation-date>
    <dc:date>2012-05-17T00:19:35</dc:date>
    <dc:creator>Thalia </dc:creator>
    <meta:editing-duration>PT35M1S</meta:editing-duration>
    <meta:editing-cycles>14</meta:editing-cycles>
    <meta:generator>LibreOffice/3.3$Linux LibreOffice_project/330m19$Build-401</meta:generator>
    <meta:document-statistic meta:table-count="0" meta:image-count="0" meta:object-count="0" meta:page-count="3" meta:paragraph-count="25" meta:word-count="475" meta:character-count="2902"/>
  </office:meta>
</office:document-meta>
</file>